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othicE" svg:font-family="GothicE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021cm" style:contextual-spacing="false" fo:line-height="108%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8%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048cm" style:contextual-spacing="false" fo:line-height="108%" fo:text-indent="0cm" style:auto-text-indent="false"/>
    </style:style>
    <style:style style:name="P5" style:family="paragraph" style:parent-style-name="Standard">
      <style:paragraph-properties fo:margin-left="0.212cm" fo:margin-right="0.298cm" fo:line-height="108%" fo:text-align="justify" style:justify-single-word="false" fo:text-indent="0cm" style:auto-text-indent="false"/>
      <style:text-properties officeooo:paragraph-rsid="001dd7a7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26e1" officeooo:paragraph-rsid="001826e1"/>
    </style:style>
    <style:style style:name="P7" style:family="paragraph" style:parent-style-name="Standard">
      <style:text-properties officeooo:rsid="001826e1" officeooo:paragraph-rsid="001826e1"/>
    </style:style>
    <style:style style:name="P8" style:family="paragraph" style:parent-style-name="Standard">
      <style:paragraph-properties fo:margin-left="0cm" fo:margin-right="0cm" fo:margin-top="0cm" fo:margin-bottom="0.021cm" style:contextual-spacing="false" fo:line-height="108%" fo:text-align="justify" style:justify-single-word="false" fo:text-indent="0cm" style:auto-text-indent="false"/>
      <style:text-properties officeooo:rsid="001826e1" officeooo:paragraph-rsid="001826e1"/>
    </style:style>
    <style:style style:name="P9" style:family="paragraph" style:parent-style-name="Standard">
      <style:paragraph-properties fo:margin-left="0cm" fo:margin-right="0cm" fo:margin-top="0cm" fo:margin-bottom="0.021cm" style:contextual-spacing="false" fo:line-height="108%" fo:text-indent="0cm" style:auto-text-indent="false"/>
      <style:text-properties officeooo:rsid="001826e1" officeooo:paragraph-rsid="001826e1"/>
    </style:style>
    <style:style style:name="P10" style:family="paragraph" style:parent-style-name="Standard">
      <style:paragraph-properties fo:margin-left="0cm" fo:margin-right="0cm" fo:margin-top="0cm" fo:margin-bottom="0.021cm" style:contextual-spacing="false" fo:line-height="108%" fo:text-indent="0cm" style:auto-text-indent="false"/>
      <style:text-properties fo:font-style="normal" officeooo:rsid="001826e1" officeooo:paragraph-rsid="001826e1" style:font-style-asian="normal" style:font-style-complex="normal"/>
    </style:style>
    <style:style style:name="P11" style:family="paragraph" style:parent-style-name="Heading_20_1">
      <style:text-properties officeooo:paragraph-rsid="001dd7a7"/>
    </style:style>
    <style:style style:name="P12" style:family="paragraph" style:parent-style-name="Standard">
      <style:text-properties officeooo:paragraph-rsid="001dd7a7"/>
    </style:style>
    <style:style style:name="P13" style:family="paragraph" style:parent-style-name="Text_20_body">
      <style:paragraph-properties fo:margin-left="0.212cm" fo:margin-right="0cm" fo:margin-top="0.051cm" fo:margin-bottom="0cm" style:contextual-spacing="false" fo:text-indent="0cm" style:auto-text-indent="false"/>
      <style:text-properties officeooo:paragraph-rsid="001dd7a7"/>
    </style:style>
    <style:style style:name="P14" style:family="paragraph" style:parent-style-name="Text_20_body">
      <style:paragraph-properties fo:margin-left="0.212cm" fo:margin-right="0cm" fo:margin-top="0.002cm" fo:margin-bottom="0cm" style:contextual-spacing="false" fo:text-indent="0cm" style:auto-text-indent="false"/>
      <style:text-properties officeooo:paragraph-rsid="001dd7a7"/>
    </style:style>
    <style:style style:name="P15" style:family="paragraph" style:parent-style-name="Text_20_body">
      <style:paragraph-properties fo:margin-left="0.212cm" fo:margin-right="0cm" fo:text-indent="0cm" style:auto-text-indent="false"/>
      <style:text-properties officeooo:paragraph-rsid="001dd7a7"/>
    </style:style>
    <style:style style:name="P16" style:family="paragraph" style:parent-style-name="Text_20_body">
      <style:paragraph-properties fo:margin-top="0.27cm" fo:margin-bottom="0cm" style:contextual-spacing="false"/>
      <style:text-properties officeooo:paragraph-rsid="001dd7a7"/>
    </style:style>
    <style:style style:name="P17" style:family="paragraph" style:parent-style-name="Text_20_body">
      <style:paragraph-properties fo:margin-top="0.217cm" fo:margin-bottom="0cm" style:contextual-spacing="false"/>
      <style:text-properties officeooo:paragraph-rsid="001dd7a7"/>
    </style:style>
    <style:style style:name="P18" style:family="paragraph" style:parent-style-name="Text_20_body">
      <style:paragraph-properties fo:margin-top="0.268cm" fo:margin-bottom="0cm" style:contextual-spacing="false"/>
      <style:text-properties officeooo:paragraph-rsid="001dd7a7"/>
    </style:style>
    <style:style style:name="P19" style:family="paragraph" style:parent-style-name="Text_20_body">
      <style:paragraph-properties fo:margin-top="0.279cm" fo:margin-bottom="0cm" style:contextual-spacing="false"/>
      <style:text-properties officeooo:paragraph-rsid="001dd7a7"/>
    </style:style>
    <style:style style:name="P20" style:family="paragraph" style:parent-style-name="Text_20_body">
      <style:paragraph-properties fo:margin-top="0.196cm" fo:margin-bottom="0cm" style:contextual-spacing="false"/>
      <style:text-properties officeooo:paragraph-rsid="001dd7a7"/>
    </style:style>
    <style:style style:name="P21" style:family="paragraph" style:parent-style-name="Text_20_body">
      <style:paragraph-properties fo:margin-left="0.187cm" fo:margin-right="0cm" fo:text-indent="0cm" style:auto-text-indent="false"/>
      <style:text-properties officeooo:paragraph-rsid="001dd7a7"/>
    </style:style>
    <style:style style:name="P22" style:family="paragraph" style:parent-style-name="Text_20_body">
      <style:paragraph-properties fo:margin-top="0.092cm" fo:margin-bottom="0cm" style:contextual-spacing="false"/>
      <style:text-properties officeooo:paragraph-rsid="001dd7a7"/>
    </style:style>
    <style:style style:name="P23" style:family="paragraph" style:parent-style-name="Standard">
      <style:paragraph-properties fo:margin-left="0cm" fo:margin-right="0cm" fo:margin-top="0cm" fo:margin-bottom="0.021cm" style:contextual-spacing="false" fo:line-height="108%" fo:text-indent="0cm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.187cm" fo:margin-right="0cm" fo:margin-top="0cm" fo:margin-bottom="0.021cm" style:contextual-spacing="false" fo:line-height="106%" fo:text-indent="0cm" style:auto-text-indent="false"/>
      <style:text-properties officeooo:paragraph-rsid="001dd7a7"/>
    </style:style>
    <style:style style:name="P25" style:family="paragraph" style:parent-style-name="Text_20_body">
      <style:paragraph-properties fo:margin-left="0.212cm" fo:margin-right="0.157cm" fo:margin-top="0.002cm" fo:margin-bottom="0cm" style:contextual-spacing="false" fo:line-height="106%" fo:text-indent="0cm" style:auto-text-indent="false"/>
      <style:text-properties officeooo:paragraph-rsid="001dd7a7"/>
    </style:style>
    <style:style style:name="P26" style:family="paragraph" style:parent-style-name="Text_20_body">
      <style:paragraph-properties fo:margin-left="0.229cm" fo:margin-right="0cm" fo:line-height="113%" fo:text-indent="-0.018cm" style:auto-text-indent="false"/>
      <style:text-properties officeooo:paragraph-rsid="001dd7a7"/>
    </style:style>
    <style:style style:name="P27" style:family="paragraph" style:parent-style-name="Text_20_body">
      <style:paragraph-properties fo:margin-top="0.115cm" fo:margin-bottom="0cm" style:contextual-spacing="false"/>
      <style:text-properties fo:font-size="13pt" fo:font-weight="bold" officeooo:paragraph-rsid="001dd7a7" style:font-size-asian="13pt" style:font-weight-asian="bold"/>
    </style:style>
    <style:style style:name="P28" style:family="paragraph" style:parent-style-name="Text_20_body">
      <style:paragraph-properties fo:margin-top="0.005cm" fo:margin-bottom="0cm" style:contextual-spacing="false"/>
      <style:text-properties fo:font-size="13pt" fo:font-weight="bold" officeooo:paragraph-rsid="001dd7a7" style:font-size-asian="13pt" style:font-weight-asian="bold"/>
    </style:style>
    <style:style style:name="P29" style:family="paragraph" style:parent-style-name="Text_20_body">
      <style:paragraph-properties fo:margin-top="0.028cm" fo:margin-bottom="0cm" style:contextual-spacing="false"/>
      <style:text-properties fo:font-size="13pt" fo:font-weight="bold" officeooo:paragraph-rsid="001dd7a7" style:font-size-asian="13pt" style:font-weight-asian="bold"/>
    </style:style>
    <style:style style:name="P30" style:family="paragraph" style:parent-style-name="Text_20_body">
      <style:paragraph-properties fo:margin-top="0.002cm" fo:margin-bottom="0cm" style:contextual-spacing="false"/>
      <style:text-properties fo:font-size="13pt" fo:font-weight="bold" officeooo:paragraph-rsid="001dd7a7" style:font-size-asian="13pt" style:font-weight-asian="bold"/>
    </style:style>
    <style:style style:name="P31" style:family="paragraph" style:parent-style-name="Text_20_body">
      <style:paragraph-properties fo:margin-top="0.026cm" fo:margin-bottom="0cm" style:contextual-spacing="false"/>
      <style:text-properties fo:font-size="13pt" fo:font-weight="bold" officeooo:paragraph-rsid="001dd7a7" style:font-size-asian="13pt" style:font-weight-asian="bold"/>
    </style:style>
    <style:style style:name="P32" style:family="paragraph" style:parent-style-name="Text_20_body">
      <style:paragraph-properties fo:margin-top="0.025cm" fo:margin-bottom="0cm" style:contextual-spacing="false"/>
      <style:text-properties fo:font-size="13pt" fo:font-weight="bold" officeooo:paragraph-rsid="001dd7a7" style:font-size-asian="13pt" style:font-weight-asian="bold"/>
    </style:style>
    <style:style style:name="P33" style:family="paragraph" style:parent-style-name="Text_20_body">
      <style:text-properties fo:font-size="13pt" fo:font-weight="bold" officeooo:paragraph-rsid="001dd7a7" style:font-size-asian="13pt" style:font-weight-asian="bold"/>
    </style:style>
    <style:style style:name="P34" style:family="paragraph" style:parent-style-name="Text_20_body">
      <style:paragraph-properties fo:margin-top="0.032cm" fo:margin-bottom="0cm" style:contextual-spacing="false"/>
      <style:text-properties fo:font-size="13pt" fo:font-weight="bold" officeooo:paragraph-rsid="001dd7a7" style:font-size-asian="13pt" style:font-weight-asian="bold"/>
    </style:style>
    <style:style style:name="P35" style:family="paragraph" style:parent-style-name="Text_20_body">
      <style:paragraph-properties fo:margin-top="0.217cm" fo:margin-bottom="0cm" style:contextual-spacing="false"/>
      <style:text-properties fo:font-size="11.5pt" officeooo:paragraph-rsid="001dd7a7" style:font-size-asian="11.5pt"/>
    </style:style>
    <style:style style:name="P36" style:family="paragraph" style:parent-style-name="Title">
      <style:text-properties fo:letter-spacing="-0.007cm" officeooo:paragraph-rsid="001dd7a7"/>
    </style:style>
    <style:style style:name="P37" style:family="paragraph" style:parent-style-name="Heading_20_1">
      <style:text-properties fo:letter-spacing="-0.004cm" officeooo:paragraph-rsid="001dd7a7"/>
    </style:style>
    <style:style style:name="P38" style:family="paragraph" style:parent-style-name="Heading_20_1">
      <style:paragraph-properties fo:margin-left="-0.009cm" fo:margin-right="0cm" fo:text-indent="-0.018cm" style:auto-text-indent="false"/>
    </style:style>
    <style:style style:name="P39" style:family="paragraph" style:parent-style-name="Standard">
      <style:paragraph-properties fo:margin-left="0.25cm" fo:margin-right="0.143cm" fo:margin-top="0.048cm" fo:margin-bottom="0cm" style:contextual-spacing="false" fo:text-align="center" style:justify-single-word="false" fo:text-indent="0cm" style:auto-text-indent="false"/>
      <style:text-properties fo:letter-spacing="-0.004cm" fo:font-weight="bold" officeooo:paragraph-rsid="001dd7a7" style:font-weight-asian="bold"/>
    </style:style>
    <style:style style:name="P40" style:family="paragraph" style:parent-style-name="Standard">
      <style:paragraph-properties fo:margin-left="0cm" fo:margin-right="0.125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sv" fo:country="SE" fo:font-weight="bold" style:letter-kerning="false" style:font-size-asian="11pt" style:language-asian="sv" style:country-asian="SE" style:font-weight-asian="bold" style:font-size-complex="11pt" style:language-complex="ar" style:country-complex="SA"/>
    </style:style>
    <style:style style:name="P41" style:family="paragraph" style:parent-style-name="Standard">
      <style:paragraph-properties fo:margin-left="0cm" fo:margin-right="0.009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sv" fo:country="SE" fo:font-weight="bold" style:letter-kerning="false" style:font-size-asian="11pt" style:language-asian="sv" style:country-asian="SE" style:font-weight-asian="bold" style:font-size-complex="11pt" style:language-complex="ar" style:country-complex="SA"/>
    </style:style>
    <style:style style:name="P42" style:family="paragraph" style:parent-style-name="Standard">
      <style:paragraph-properties fo:margin-left="0cm" fo:margin-right="0.132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sv" fo:country="SE" fo:font-weight="bold" style:letter-kerning="false" style:font-size-asian="11pt" style:language-asian="sv" style:country-asian="SE" style:font-weight-asian="bold" style:font-size-complex="11pt" style:language-complex="ar" style:country-complex="SA"/>
    </style:style>
    <style:style style:name="P43" style:family="paragraph" style:parent-style-name="Standard">
      <style:paragraph-properties fo:margin-left="0cm" fo:margin-right="0.093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sv" fo:country="SE" fo:font-weight="bold" style:letter-kerning="false" style:font-size-asian="11pt" style:language-asian="sv" style:country-asian="SE" style:font-weight-asian="bold" style:font-size-complex="11pt" style:language-complex="ar" style:country-complex="SA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8%" fo:text-align="justify" style:justify-single-word="false" fo:orphans="2" fo:widows="2" fo:text-indent="0cm" style:auto-text-indent="false"/>
      <style:text-properties fo:font-size="11pt" fo:language="sv" fo:country="SE" fo:font-weight="bold" style:letter-kerning="false" style:font-size-asian="11pt" style:language-asian="sv" style:country-asian="SE" style:font-weight-asian="bold" style:font-size-complex="11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/>
      <style:text-properties fo:font-size="11pt" fo:language="sv" fo:country="SE" officeooo:rsid="001908fd" officeooo:paragraph-rsid="001908fd" style:letter-kerning="false" style:font-size-asian="11pt" style:language-asian="sv" style:country-asian="SE" style:font-size-complex="11pt" style:language-complex="ar" style:country-complex="SA"/>
    </style:style>
    <style:style style:name="P46" style:family="paragraph" style:parent-style-name="Standard">
      <style:paragraph-properties fo:margin-left="0cm" fo:margin-right="0.109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sv" fo:country="SE" officeooo:rsid="001908fd" officeooo:paragraph-rsid="001908fd" style:letter-kerning="false" style:font-size-asian="11pt" style:language-asian="sv" style:country-asian="SE" style:font-size-complex="11pt" style:language-complex="ar" style:country-complex="SA"/>
    </style:style>
    <style:style style:name="P47" style:family="paragraph" style:parent-style-name="Standard">
      <style:paragraph-properties fo:margin-left="0cm" fo:margin-right="0.109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sv" fo:country="SE" officeooo:rsid="001908fd" officeooo:paragraph-rsid="001a4b51" style:letter-kerning="false" style:font-size-asian="11pt" style:language-asian="sv" style:country-asian="SE" style:font-size-complex="11pt" style:language-complex="ar" style:country-complex="SA"/>
    </style:style>
    <style:style style:name="P48" style:family="paragraph" style:parent-style-name="Standard">
      <style:paragraph-properties fo:margin-left="0cm" fo:margin-right="0.109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sv" fo:country="SE" style:letter-kerning="false" style:font-size-asian="11pt" style:language-asian="sv" style:country-asian="SE" style:font-size-complex="11pt" style:language-complex="ar" style:country-complex="SA"/>
    </style:style>
    <style:style style:name="P49" style:family="paragraph" style:parent-style-name="Standard">
      <style:paragraph-properties fo:margin-left="0cm" fo:margin-right="0.093cm" fo:margin-top="0cm" fo:margin-bottom="0cm" style:contextual-spacing="false" fo:line-height="108%" fo:text-align="start" style:justify-single-word="false" fo:orphans="2" fo:widows="2" fo:text-indent="0cm" style:auto-text-indent="false"/>
      <style:text-properties fo:font-size="11pt" fo:language="sv" fo:country="SE" fo:font-weight="normal" officeooo:rsid="001a4b51" officeooo:paragraph-rsid="001a4b51" style:letter-kerning="false" style:font-size-asian="11pt" style:language-asian="sv" style:country-asian="SE" style:font-weight-asian="normal" style:font-size-complex="11pt" style:language-complex="ar" style:country-complex="SA" style:font-weight-complex="normal"/>
    </style:style>
    <style:style style:name="P50" style:family="paragraph" style:parent-style-name="Standard">
      <style:paragraph-properties fo:margin-left="0cm" fo:margin-right="0.125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style:letter-kerning="false" style:font-size-asian="11pt" style:language-asian="sv" style:country-asian="SE" style:font-size-complex="11pt" style:language-complex="ar" style:country-complex="SA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/>
      <style:text-properties fo:color="#c9211e" loext:opacity="100%" fo:font-size="11pt" fo:language="sv" fo:country="SE" officeooo:rsid="001908fd" officeooo:paragraph-rsid="001908fd" style:letter-kerning="false" style:font-size-asian="11pt" style:language-asian="sv" style:country-asian="SE" style:font-size-complex="11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.021cm" style:contextual-spacing="false" fo:line-height="108%" fo:text-indent="0cm" style:auto-text-indent="false"/>
    </style:style>
    <style:style style:name="P53" style:family="paragraph">
      <style:paragraph-properties fo:text-align="center" style:writing-mode="lr-tb"/>
    </style:style>
    <style:style style:name="P54" style:family="paragraph">
      <style:paragraph-properties style:writing-mode="lr-tb"/>
    </style:style>
    <style:style style:name="T1" style:family="text">
      <style:text-properties fo:font-size="11pt" fo:font-weight="normal" style:font-size-asian="11pt" style:font-weight-asian="normal"/>
    </style:style>
    <style:style style:name="T2" style:family="text">
      <style:text-properties fo:language="en" fo:country="US" fo:font-weight="bold" officeooo:rsid="001908fd" style:font-weight-asian="bold"/>
    </style:style>
    <style:style style:name="T3" style:family="text">
      <style:text-properties fo:language="sv" fo:country="SE" fo:font-weight="bold" style:font-weight-asian="bold"/>
    </style:style>
    <style:style style:name="T4" style:family="text">
      <style:text-properties fo:language="sv" fo:country="SE" fo:font-weight="bold" officeooo:rsid="001908fd" style:font-weight-asian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08fd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08fd" style:font-style-asian="normal" style:font-style-complex="normal"/>
    </style:style>
    <style:style style:name="T9" style:family="text">
      <style:text-properties officeooo:rsid="001908fd"/>
    </style:style>
    <style:style style:name="T10" style:family="text">
      <style:text-properties officeooo:rsid="001a4b51"/>
    </style:style>
    <style:style style:name="T11" style:family="text">
      <style:text-properties officeooo:rsid="001c203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etter-spacing="-0.005cm"/>
    </style:style>
    <style:style style:name="T14" style:family="text">
      <style:text-properties fo:letter-spacing="-0.004cm"/>
    </style:style>
    <style:style style:name="T15" style:family="text">
      <style:text-properties fo:letter-spacing="-0.007cm"/>
    </style:style>
    <style:style style:name="T16" style:family="text">
      <style:text-properties fo:letter-spacing="-0.002cm"/>
    </style:style>
    <style:style style:name="T17" style:family="text">
      <style:text-properties fo:letter-spacing="-0.014cm"/>
    </style:style>
    <style:style style:name="T18" style:family="text">
      <style:text-properties fo:letter-spacing="-0.011cm"/>
    </style:style>
    <style:style style:name="T19" style:family="text">
      <style:text-properties fo:letter-spacing="-0.009cm"/>
    </style:style>
    <style:style style:name="T20" style:family="text">
      <style:text-properties fo:letter-spacing="-0.018cm"/>
    </style:style>
    <style:style style:name="T21" style:family="text">
      <style:text-properties fo:letter-spacing="-0.016cm"/>
    </style:style>
    <style:style style:name="T22" style:family="text">
      <style:text-properties fo:letter-spacing="-0.012cm"/>
    </style:style>
    <style:style style:name="T23" style:family="text">
      <style:text-properties fo:color="#1f2023" loext:opacity="100%"/>
    </style:style>
    <style:style style:name="T24" style:family="text">
      <style:text-properties fo:color="#1f2023" loext:opacity="100%" fo:letter-spacing="-0.011cm"/>
    </style:style>
    <style:style style:name="T25" style:family="text">
      <style:text-properties fo:color="#1f2023" loext:opacity="100%" fo:letter-spacing="-0.004cm"/>
    </style:style>
    <style:style style:name="T26" style:family="text">
      <style:text-properties fo:color="#1f2023" loext:opacity="100%" fo:letter-spacing="-0.005cm"/>
    </style:style>
    <style:style style:name="T27" style:family="text">
      <style:text-properties fo:color="#1f2023" loext:opacity="100%" fo:letter-spacing="-0.012cm"/>
    </style:style>
    <style:style style:name="T28" style:family="text">
      <style:text-properties fo:color="#1f2023" loext:opacity="100%" fo:letter-spacing="-0.007cm"/>
    </style:style>
    <style:style style:name="T29" style:family="text">
      <style:text-properties fo:color="#1f2023" loext:opacity="100%" fo:letter-spacing="-0.009cm"/>
    </style:style>
    <style:style style:name="T30" style:family="text">
      <style:text-properties fo:font-size="11.5pt" style:font-size-asian="11.5pt"/>
    </style:style>
    <style:style style:name="T31" style:family="text">
      <style:text-properties fo:font-size="11.5pt" fo:letter-spacing="-0.002cm" style:font-size-asian="11.5pt"/>
    </style:style>
    <style:style style:name="T32" style:family="text">
      <style:text-properties fo:font-size="11.5pt" fo:letter-spacing="-0.007cm" style:font-size-asian="11.5pt"/>
    </style:style>
    <style:style style:name="T33" style:family="text">
      <style:text-properties fo:font-size="11.5pt" fo:letter-spacing="-0.004cm" style:font-size-asian="11.5pt"/>
    </style:style>
    <style:style style:name="T34" style:family="text">
      <style:text-properties fo:font-size="11.5pt" fo:letter-spacing="-0.005cm" style:font-size-asian="11.5pt"/>
    </style:style>
    <style:style style:name="gr1" style:family="graphic">
      <style:graphic-properties draw:textarea-horizontal-align="justify" draw:textarea-vertical-align="middle" draw:auto-grow-height="false" fo:min-height="0.529cm" fo:min-width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125cm" fo:min-width="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04cm" fo:min-width="1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808cm" fo:min-width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728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itel</text:p>
      <text:p text:style-name="P39">Undertitel</text:p>
      <text:p text:style-name="P27"/>
      <text:h text:style-name="P37" text:outline-level="1">Gruppmedlemmar</text:h>
      <text:p text:style-name="P13">Gruppens<text:span text:style-name="T17"> </text:span><text:span text:style-name="T15">namn</text:span></text:p>
      <text:p text:style-name="P16"/>
      <text:h text:style-name="P37" text:outline-level="1">Inledning</text:h>
      <text:p text:style-name="P28"/>
      <text:p text:style-name="P14">Inledande<text:span text:style-name="T18"> </text:span>beskrivning<text:span text:style-name="T18"> </text:span>av<text:span text:style-name="T17"> </text:span>vald<text:span text:style-name="T19"> </text:span><text:span text:style-name="T14">teknik.</text:span></text:p>
      <text:p text:style-name="P17"/>
      <text:h text:style-name="P37" text:outline-level="1">Bakgrund</text:h>
      <text:p text:style-name="P29"/>
      <text:p text:style-name="P15">Bakgrundsinformation<text:span text:style-name="T20"> </text:span>till<text:span text:style-name="T17"> </text:span>den<text:span text:style-name="T17"> </text:span>valda<text:span text:style-name="T21"> </text:span>tekniken.<text:span text:style-name="T22"> </text:span>Vem/vilka<text:span text:style-name="T17"> </text:span>utvecklade<text:span text:style-name="T17"> </text:span><text:span text:style-name="T14">tekniken?</text:span></text:p>
      <text:p text:style-name="P16"/>
      <text:h text:style-name="P37" text:outline-level="1">Syfte</text:h>
      <text:p text:style-name="P28"/>
      <text:p text:style-name="P14">Varför<text:span text:style-name="T15"> </text:span>finns<text:span text:style-name="T13"> </text:span><text:span text:style-name="T14">tekniken?</text:span></text:p>
      <text:p text:style-name="P18"/>
      <text:h text:style-name="P37" text:outline-level="1">Frågeställning</text:h>
      <text:p text:style-name="P30"/>
      <text:p text:style-name="P15"><text:span text:style-name="T23">Jag</text:span><text:span text:style-name="T24"> </text:span><text:span text:style-name="T23">studerar/</text:span><text:span text:style-name="T25"> </text:span><text:span text:style-name="T23">undersöker…</text:span><text:span text:style-name="T26"> </text:span><text:span text:style-name="T23">för</text:span><text:span text:style-name="T26"> </text:span><text:span text:style-name="T23">att</text:span><text:span text:style-name="T27"> </text:span><text:span text:style-name="T23">ta</text:span><text:span text:style-name="T24"> </text:span><text:span text:style-name="T23">reda</text:span><text:span text:style-name="T28"> </text:span><text:span text:style-name="T23">på</text:span><text:span text:style-name="T24"> </text:span><text:span text:style-name="T23">vilka/</text:span><text:span text:style-name="T26"> </text:span><text:span text:style-name="T23">hur/</text:span><text:span text:style-name="T28"> </text:span><text:span text:style-name="T23">varför…</text:span><text:span text:style-name="T24"> </text:span><text:span text:style-name="T23">för</text:span><text:span text:style-name="T29"> </text:span><text:span text:style-name="T23">att</text:span><text:span text:style-name="T29"> </text:span><text:span text:style-name="T23">förstå</text:span><text:span text:style-name="T28"> </text:span><text:span text:style-name="T23">varför/</text:span><text:span text:style-name="T29"> </text:span><text:span text:style-name="T23">hur/</text:span><text:span text:style-name="T28"> vad</text:span><text:span text:style-name="T15">?</text:span></text:p>
      <text:p text:style-name="P19"/>
      <text:h text:style-name="P11" text:outline-level="1">Beskrivning<text:span text:style-name="T21"> </text:span>av<text:span text:style-name="T21"> </text:span><text:span text:style-name="T14">Tekniker</text:span></text:h>
      <text:p text:style-name="P31"/>
      <text:p text:style-name="P25">Beskriv<text:span text:style-name="T14"> </text:span>de<text:span text:style-name="T15"> </text:span>tekniker<text:span text:style-name="T16"> </text:span>ni<text:span text:style-name="T13"> </text:span>valt<text:span text:style-name="T13"> </text:span>för<text:span text:style-name="T13"> </text:span>att besvara<text:span text:style-name="T15"> </text:span>frågeställningen. Om<text:span text:style-name="T16"> </text:span>ni<text:span text:style-name="T19"> </text:span>t.ex.<text:span text:style-name="T13"> </text:span>valt<text:span text:style-name="T19"> </text:span>microservices, skulle ni skriva alla de tekniker ni använder för att besvara frågeställningen. T.ex. AWS Lambda, Docker, Kubernetes o.s.v.</text:p>
      <text:p text:style-name="P20"/>
      <text:h text:style-name="P37" text:outline-level="1">Metod</text:h>
      <text:p text:style-name="P32"/>
      <text:p text:style-name="P5"><text:span text:style-name="T30">Vilken</text:span><text:span text:style-name="T31"> </text:span><text:span text:style-name="T30">metod/metoder som använts för att</text:span><text:span text:style-name="T31"> </text:span><text:span text:style-name="T30">få</text:span><text:span text:style-name="T31"> </text:span><text:span text:style-name="T30">fram resultaten. Besvara</text:span><text:span text:style-name="T31"> </text:span><text:span text:style-name="T30">hur ni</text:span><text:span text:style-name="T31"> </text:span><text:span text:style-name="T30">ska</text:span><text:span text:style-name="T31"> </text:span><text:span text:style-name="T30">besvara frågeställningen.</text:span><text:span text:style-name="T31"> </text:span><text:span text:style-name="T30">Metoden</text:span><text:span text:style-name="T32"> </text:span><text:span text:style-name="T30">kan</text:span><text:span text:style-name="T32"> </text:span><text:span text:style-name="T30">t.ex.</text:span><text:span text:style-name="T33"> </text:span><text:span text:style-name="T30">vara</text:span><text:span text:style-name="T32"> </text:span><text:span text:style-name="T30">att</text:span><text:span text:style-name="T32"> </text:span><text:span text:style-name="T30">ni</text:span><text:span text:style-name="T32"> </text:span><text:span text:style-name="T30">konverterar</text:span><text:span text:style-name="T34"> </text:span><text:span text:style-name="T30">en</text:span><text:span text:style-name="T32"> </text:span><text:span text:style-name="T30">monolitisk</text:span><text:span text:style-name="T31"> </text:span><text:span text:style-name="T30">applikation</text:span><text:span text:style-name="T32"> </text:span><text:span text:style-name="T30">till</text:span><text:span text:style-name="T32"> </text:span><text:span text:style-name="T30">en microservices baserad applikation för att besvara frågeställningen.</text:span></text:p>
      <text:p text:style-name="P35"/>
      <text:h text:style-name="P37" text:outline-level="1">Marknadsanalys</text:h>
      <text:p text:style-name="P33"/>
      <text:p text:style-name="P21">Hur<text:span text:style-name="T18"> </text:span>ser<text:span text:style-name="T22"> </text:span>marknadens<text:span text:style-name="T15"> </text:span>användande<text:span text:style-name="T13"> </text:span>ut<text:span text:style-name="T19"> </text:span>med<text:span text:style-name="T18"> </text:span>den<text:span text:style-name="T19"> </text:span>valda<text:span text:style-name="T15"> </text:span><text:span text:style-name="T14">tekniken?</text:span></text:p>
      <text:p text:style-name="P24">Hur används denna teknik i dagens marknad?</text:p>
      <text:p text:style-name="P24">Vilka är de största företagen eller organisationerna som använder denna teknik?</text:p>
      <text:p text:style-name="P24"><text:soft-page-break/>Finns det några framtida trender eller förutsägelser relaterade till denna teknik?</text:p>
      <text:p text:style-name="P15"/>
      <text:p text:style-name="P22"/>
      <text:h text:style-name="P37" text:outline-level="1">Resultat</text:h>
      <text:p text:style-name="P12"/>
      <text:p text:style-name="P12"><draw:custom-shape text:anchor-type="paragraph" draw:z-index="2" draw:name="Form 3" draw:style-name="gr3" draw:text-style-name="P54" svg:width="1.747cm" svg:height="0.807cm" svg:x="2.268cm" svg:y="0.388cm"><text:p text:style-name="P54">command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Form 2" draw:style-name="gr4" draw:text-style-name="P53" svg:width="1.932cm" svg:height="0.809cm" svg:x="4.253cm" svg:y="0.388cm"><text:p text:style-name="P53">API/service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" draw:name="Form 4" draw:style-name="gr2" draw:text-style-name="P53" svg:width="2.197cm" svg:height="1.126cm" svg:x="8.052cm" svg:y="0.189cm"><text:p text:style-name="P53">Message</text:p><text:p text:style-name="P53">broker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name="Form 5" draw:style-name="gr1" draw:text-style-name="P53" svg:width="1.482cm" svg:height="1.059cm" svg:x="6.369cm" svg:y="0.256cm"><text:p text:style-name="P53">event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name="Form 1" draw:style-name="gr5" draw:text-style-name="P53" svg:width="1.721cm" svg:height="0.729cm" svg:x="0.31cm" svg:y="0.427cm"><text:p text:style-name="P53">User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2"/>
      <text:p text:style-name="P12"/>
      <text:p text:style-name="P12"/>
      <text:p text:style-name="P12"/>
      <text:p text:style-name="P34"/>
      <text:p text:style-name="P26"/>
      <text:p text:style-name="P26"/>
      <text:p text:style-name="P26"/>
      <text:p text:style-name="P26"/>
      <text:p text:style-name="P26">Här presenterar ni erat resultat. Beskriv hur er lösning fungerar. Länka till eventuellt git repository,<text:span text:style-name="T13"> </text:span>använd<text:span text:style-name="T14"> </text:span>klassdiagram om<text:span text:style-name="T13"> </text:span>möjligt och<text:span text:style-name="T15"> </text:span>flödesscheman<text:span text:style-name="T15"> </text:span>för<text:span text:style-name="T16"> </text:span>att<text:span text:style-name="T13"> </text:span>beskriva<text:span text:style-name="T14"> </text:span>hur<text:span text:style-name="T13"> </text:span>er<text:span text:style-name="T16"> </text:span>lösning fungerar. Visa gärna bilder och exempel.</text:p>
      <text:h text:style-name="P1" text:outline-level="1"/>
      <text:h text:style-name="P1" text:outline-level="1">Gruppens medlemmar</text:h>
      <text:p text:style-name="P6">Thomas Krut</text:p>
      <text:h text:style-name="P1" text:outline-level="1"/>
      <text:p text:style-name="Standard"/>
      <text:h text:style-name="P1" text:outline-level="1">Inledning</text:h>
      <text:p text:style-name="P7">CQRS (Command and Query Resposibility Segregation) som designmönster för microservices-arkitektur</text:p>
      <text:h text:style-name="P1" text:outline-level="1"/>
      <text:h text:style-name="P1" text:outline-level="1"/>
      <text:h text:style-name="P1" text:outline-level="1">Marknadsanalys </text:h>
      <text:p text:style-name="Standard"/>
      <text:p text:style-name="P2"><text:span text:style-name="T12"/></text:p>
      <text:h text:style-name="P38" text:outline-level="1">Tidsplan<text:span text:style-name="T1"> </text:span></text:h>
      <text:p text:style-name="P2"><text:s/></text:p>
      <text:p text:style-name="P4"><text:s/></text:p>
      <text:p text:style-name="P2"><text:s/></text:p>
      <text:p text:style-name="P2"><text:s/></text:p>
      <text:p text:style-name="P2"><text:s/>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GothicE" svg:font-family="GothicE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sv" fo:country="SE" style:letter-kerning="false" style:font-name-asian="Segoe UI" style:font-size-asian="11pt" style:language-asian="sv" style:country-asian="SE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sv" fo:country="SE" style:letter-kerning="false" style:font-name-asian="Segoe UI" style:font-size-asian="11pt" style:language-asian="sv" style:country-asian="SE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9cm" style:contextual-spacing="false" fo:line-height="113%" fo:text-align="start" style:justify-single-word="false" fo:orphans="2" fo:widows="2" fo:text-indent="-0.018cm" style:auto-text-indent="false" style:writing-mode="lr-tb"/>
      <style:text-properties fo:color="#000000" loext:opacity="100%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next-style-name="Standard" loext:linked-style-name="Rubrik_20_1_20_Char" style:default-outline-level="1" style:list-style-name="" style:class="text">
      <style:paragraph-properties fo:margin-left="0.018cm" fo:margin-right="0cm" fo:margin-top="0cm" fo:margin-bottom="0.007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.108cm" fo:margin-right="0.25cm" fo:margin-top="0.122cm" fo:margin-bottom="0cm" style:contextual-spacing="false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Rubrik_20_1_20_Char" style:display-name="Rubrik 1 Char" style:family="text">
      <style:text-properties fo:color="#000000" loext:opacity="100%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GothicE" style:font-family-asian="GothicE" style:font-family-generic-asian="system" style:font-pitch-asian="variable" style:font-size-asian="11pt" style:font-style-asian="normal" style:font-weight-asian="normal" style:font-name-complex="GothicE" style:font-family-complex="GothicE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loext:padding="0cm" loext:border="none" loext:shadow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➔" style:num-suffix="➔" text:bullet-char="➔">
        <style:list-level-properties text:list-level-position-and-space-mode="label-alignment">
          <style:list-level-label-alignment text:label-followed-by="listtab" fo:margin-left="1.162cm"/>
        </style:list-level-properties>
        <style:text-properties fo:font-family="Gothic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Gothic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Gothic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Gothic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Gothic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Gothic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Gothic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Gothic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Gothic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*" style:num-suffix="*" text:bullet-char="*">
        <style:list-level-properties text:list-level-position-and-space-mode="label-alignment">
          <style:list-level-label-alignment text:label-followed-by="listtab" fo:margin-left="0.25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margin-left="1.27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margin-left="1.30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7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9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25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52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79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9.06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33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606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margin-left="1.27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71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98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25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52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79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9.06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333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60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26cm" fo:page-height="29.739cm" style:num-format="1" style:print-orientation="portrait" fo:margin-top="2.556cm" fo:margin-bottom="2.621cm" fo:margin-left="2.542cm" fo:margin-right="2.328cm" style:writing-mode="lr-tb" style:layout-grid-color="#c0c0c0" style:layout-grid-lines="245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briel Afram</meta:initial-creator>
    <meta:editing-cycles>12</meta:editing-cycles>
    <meta:creation-date>2022-11-13T17:17:00</meta:creation-date>
    <dc:date>2024-01-02T11:38:28.107379642</dc:date>
    <meta:editing-duration>PT3H26M31S</meta:editing-duration>
    <meta:generator>LibreOffice/7.3.7.2$Linux_X86_64 LibreOffice_project/30$Build-2</meta:generator>
    <meta:document-statistic meta:table-count="0" meta:image-count="0" meta:object-count="0" meta:page-count="2" meta:paragraph-count="35" meta:word-count="202" meta:character-count="1476" meta:non-whitespace-character-count="1295"/>
    <meta:user-defined meta:name="AppVersion">16.0000</meta:user-defined>
    <meta:template xlink:type="simple" xlink:actuate="onRequest" xlink:title="Normal" xlink:href=""/>
  </office:meta>
</office:document-meta>
</file>